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af.metaMetaAnnotatedOnLea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UtilsTests.findAnnotationDeclaringClassForAllScenari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nnotationUtilsTests.synthesizeAnnotationFromMapWithNested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nnotationUtilsTests.getRepeatableAnnotationsDeclared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ebController.handleMappedWithSamePathAndValu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UtilsTests.findMethodAnnotationFromInterfaceOnSu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UtilsTests.findMethodAnnotationOnBridg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nnotationUtilsTests.findClassAnnotationOnNonInheritedAnnotation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UtilsTests.synthesizeAnnotationFromMapWithoutAttributeAli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Controller.getMappedWithPath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UtilsTests.findMethodAnnotationOn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UtilsTests.findRepeatable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UtilsTests.synthesizeAnnotationFromMapWithMissingAttribut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UtilsTests.isAnnotationDeclaredLocallyForAllScenari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nnotationUtilsTests.findClassAnnotationFavorsMoreLocallyDeclaredComposedAnnotationsOverInheritedComposed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UtilsTests.asArray( T ... ar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UtilsTests.synthesizeAnnotationFromMapWithAttributeAliasesThatOverrideArraysWithSingl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eaf.overrideWithoutNew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UtilsTests.findAnnotationDeclaringClassForTypesWithMultipleCandidate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nnotationUtilsTests.clearCacheBefore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roller.handleMappedWithPath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UtilsTests.synthesizeAnnotationFromMapWithAttributeOfIncorr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UtilsTests.findMethodAnnotationOnBridgeMeth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nnotationUtilsTests.findClassAnnotationOnSubInheritedAnnotation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UtilsTests.getValueFrom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UtilsTests.synthesizeAnnotationFromMapWithNestedArrayOfMa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WebController.getMappedWithValue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Controller.handleMappedWithDifferentPathAndValu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UtilsTests.findDeprecated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UtilsTests.getDefaultValueFrom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UtilsTests.findClassAnnotationOnMetaCycleAnnotatedClassWithMissingTargetMeta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OfAbstractImplementsInterfaceWithAnnotatedMethod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UtilsTests.getDefaultValueFromAnnotatio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ot.metaAnnotatedOn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eaf.annotatedOnLea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UtilsTests.findClassAnnotationOnMetaMetaAnnotat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UtilsTests.getAnnotationAttributesWithAttributeAli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nnotationUtilsTests.findMethodAnnotationWithAnnotationOnMethodIn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UtilsTests.findClassAnnotationOnInheritedAnnotation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plementsInterfaceWithGenericAnnotatedMethod.foo( String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UtilsTests.findMethodAnnotationOnLea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UtilsTests.getAnnotationAttributesWithAttributeAliasesWithDifferen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UtilsTests.findClassAnnotationFavorsMoreLocallyDeclaredComposedAnnotationsOverAnnotationsOn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UtilsTests.findAnnotationFindsRepeatableContainerOnComposedAnnotationMetaAnnotatedWithRepeatableAnnotationsO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oot.overrideToAnno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UtilsTests.findMethodAnnotationFrom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UtilsTests.findClassAnnotationOnSubSubInheritedAnnotation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af.metaAnnotatedOnLea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UtilsTests.findMethodAnnotationOnRootButOverridd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UtilsTests.getAnnotationAttributesWithNested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nnotationUtilsTests.getValueFromNonPublic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ionUtilsTests.findMethodAnnotationFromGeneric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UtilsTests.findMethodAnnotationNotAnnot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UtilsTests.findClassAnnotationFavorsMoreLocallyDeclaredComposedAnnotationsOverInherited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UtilsTests.synthesizeAnnotationWithImplicitAliasesWithMissingDefault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oot.notAnnot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UtilsTests.findClassAnnotationOnSubSubNonInheritedAnnotation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UtilsTests.getRepeatableAnnotationsDeclaredOnMultipleSuperclass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nnotationUtilsTests.synthesizeAnnotationWithImplicitAliasesWithDuplicate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nnotationUtilsTests.methodWithComposedAnnotationMetaAnnotatedWithRepeatable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UtilsTests.getRepeatableAnnotationsDeclaredO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UtilsTests.synthesizeAnnotationFromDefaultsWithAttributeAli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UtilsTests.getRepeatableAnnotationsDeclaredOnClassWithAttributeAli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nnotationUtilsTests.findClassAnnotationOnMetaMetaMetaAnnotat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UtilsTests.findMethodAnnotationWithMetaMetaAnnotationOnLea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UtilsTests.isAnnotationInheritedForAllScenari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nnotationUtilsTests.findMethodAnnotationFromInterfaceWhenSuperDoesNotImplemen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oot.overrideWithoutNew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UtilsTests.findMethodAnnotationFromGeneric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UtilsTests.synthesizeAnnotationFromDefaultsWithoutAttributeAli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UtilsTests.findMethodAnnotationWithMetaAnnotationOnLea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plementsInterfaceWithAnnotatedMethod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UtilsTests.synthesizeAnnotationWithImplicitAliasesWithDifferentDefault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nnotationUtilsTests.getDeclaredRepeatableAnnotationsDeclared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nnotationUtilsTests.synthesizeAnnotationFromAnnotationAttributesWithoutAttributeAli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ubOfImplementsInterfaceWithAnnotatedMethod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oot.annotatedOn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UtilsTests.isAnnotationMetaPresentForPlai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UtilsTests.findAnnotationWithRepeatables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UtilsTests.findClassAnnotationOnSubNonInheritedAnnotation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tendsBaseClassWithGenericAnnotatedMethod.foo( String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UtilsTests.synthesizeAnnotationFromMapWithNullAttribut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UtilsTests.getRepeatableAnnotationsDeclaredOnSuper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nnotationUtilsTests.assertMissingTextAttribute( Map &lt; String , Object &gt;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Controller.postMappedWithPath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Controller.handleMappedWithValue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UtilsTests.findAnnotationDeclaringClassForTypesWithSingleCandidateTy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nnotationUtilsTests.getAnnotationAttributesWithoutAttributeAli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Foo.something( final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UtilsTests.getDefaultValueFromNonPublic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ionUtilsTests.findAnnotationFindsRepeatableContainerOnComposedAnnotationMetaAnnotatedWithRepeatable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UtilsTests.findMethodAnnotationWithMetaAnnotationOn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UtilsTests.synthesizeAnnotationFromMapWithImplicitAttributeAli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UtilsTests.getDeclaredRepeatableAnnotationsDeclaredOnSuper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nnotationUtilsTests.getRepeatableAnnotationsDeclaredOnClassAndSuper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nnotationUtilsTests.assertAnnotationSynthesisFromMapWithImplicitAliases( String attributeNameAn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eaf.overrideToAnno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UtilsTests.findClassAnnotationOnAnnotatedClassWithMissingTargetMeta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ot.fromInterfaceImplementedBy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UtilsTests.synthesizeAnnotationFromMapWithMinimalAttributesWithAttributeAli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